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097cm" fo:min-width="1.272cm"/>
      <style:paragraph-properties style:writing-mode="lr-tb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79cm"/>
      <style:paragraph-properties style:writing-mode="lr-tb"/>
    </style:style>
    <style:style style:name="gr5" style:family="graphic" style:parent-style-name="Text_20_A4">
      <style:graphic-properties fo:min-height="0.72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666666" draw:marker-start="" draw:marker-end="Arrow_20_short" draw:marker-end-width="0.2cm" draw:fill="solid" draw:fill-color="#808080" draw:textarea-vertical-align="middle"/>
    </style:style>
    <style:style style:name="gr8" style:family="graphic" style:parent-style-name="objectwithoutfill">
      <style:graphic-properties svg:stroke-color="#666666" draw:marker-start="" draw:marker-end="Arrow_20_short" draw:marker-end-width="0.2cm" draw:fill="solid" draw:fill-color="#666666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13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0.984cm" fo:min-width="4.373cm"/>
    </style:style>
    <style:style style:name="gr13" style:family="graphic" style:parent-style-name="standard">
      <style:graphic-properties draw:stroke="none" svg:stroke-color="#000000" draw:fill="none" draw:fill-color="#ffffff" fo:min-height="3.7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15" style:family="graphic" style:parent-style-name="Text_20_A4">
      <style:graphic-properties fo:min-height="2.0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2" draw:marker-end-width="0.3cm" draw:fill="solid" draw:fill-color="#111111" draw:textarea-vertical-align="middle"/>
    </style:style>
    <style:style style:name="P1" style:family="paragraph">
      <loext:graphic-properties draw:fill-color="#ffffff"/>
      <style:paragraph-properties fo:text-align="center" style:writing-mode="lr-tb"/>
      <style:text-properties fo:font-size="21.7999992370605pt" style:font-size-asian="24pt" style:font-size-complex="24pt"/>
    </style:style>
    <style:style style:name="P2" style:family="paragraph">
      <style:paragraph-properties fo:text-align="center" style:writing-mode="lr-tb"/>
      <style:text-properties fo:font-size="42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fo:font-size="21.7999992370605pt" fo:font-style="italic" style:font-size-asian="24pt" style:font-size-complex="24pt"/>
    </style:style>
    <style:style style:name="P4" style:family="paragraph">
      <style:paragraph-properties style:writing-mode="lr-tb"/>
      <style:text-properties fo:font-size="18.7000007629395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 style:writing-mode="lr-tb"/>
      <style:text-properties fo:font-size="28pt" style:font-size-asian="24pt" style:font-size-complex="24pt"/>
    </style:style>
    <style:style style:name="P7" style:family="paragraph">
      <loext:graphic-properties draw:fill="solid" draw:fill-color="#666666"/>
      <style:paragraph-properties fo:text-align="center" style:writing-mode="lr-tb"/>
      <style:text-properties fo:font-size="28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21.7999992370605pt" fo:font-style="normal" style:font-size-asian="24pt" style:font-style-asian="normal" style:font-size-complex="24pt" style:font-style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 fo:font-style="normal" style:font-size-asian="24pt" style:font-style-asian="normal" style:font-size-complex="24pt" style:font-style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style="normal" style:font-size-asian="24pt" style:font-style-asian="normal" style:font-size-complex="24pt" style:font-style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37.5pt" fo:font-style="italic"/>
    </style:style>
    <style:style style:name="P14" style:family="paragraph">
      <style:paragraph-properties style:writing-mode="lr-tb"/>
      <style:text-properties fo:font-size="34.4000015258789pt"/>
    </style:style>
    <style:style style:name="P15" style:family="paragraph">
      <loext:graphic-properties draw:fill="solid" draw:fill-color="#111111"/>
      <style:paragraph-properties fo:text-align="center"/>
    </style:style>
    <style:style style:name="T1" style:family="text">
      <style:text-properties fo:font-size="16pt" fo:font-style="italic" style:font-size-asian="24pt" style:font-size-complex="24pt"/>
    </style:style>
    <style:style style:name="T2" style:family="text">
      <style:text-properties fo:font-size="15pt" style:font-size-asian="36pt" style:font-size-complex="36pt"/>
    </style:style>
    <style:style style:name="T3" style:family="text">
      <style:text-properties fo:font-size="18pt" fo:font-style="normal" style:font-size-asian="24pt" style:font-style-asian="normal" style:font-size-complex="24pt" style:font-style-complex="normal"/>
    </style:style>
    <style:style style:name="T4" style:family="text">
      <style:text-properties fo:font-size="18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5" style:family="text">
      <style:text-properties fo:font-size="12pt" fo:font-style="normal" style:font-size-asian="24pt" style:font-style-asian="normal" style:font-size-complex="24pt" style:font-style-complex="normal"/>
    </style:style>
    <style:style style:name="T6" style:family="text">
      <style:text-properties fo:font-size="12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fo:font-size="37.5pt" fo:font-style="italic"/>
    </style:style>
    <style:style style:name="T8" style:family="text">
      <style:text-properties fo:font-size="34.400001525878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04cm" svg:height="4.731cm" svg:x="4.192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478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65cm" svg:y1="5.811cm" svg:x2="9.39cm" svg:y2="5.811cm">
          <text:p/>
        </draw:line>
        <draw:frame draw:style-name="gr3" draw:text-style-name="P3" draw:layer="layout" svg:width="1.174cm" svg:height="1.183cm" svg:x="4.705cm" svg:y="2.662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10.031cm" svg:y="2.691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10.475cm" svg:y="4.229cm">
          <draw:text-box>
            <text:p><text:span text:style-name="T2">A</text:span></text:p>
          </draw:text-box>
        </draw:frame>
        <draw:frame draw:style-name="gr6" draw:text-style-name="P5" draw:layer="layout" svg:width="4.818cm" svg:height="3.124cm" svg:x="-5.262cm" svg:y="18.06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7" draw:text-style-name="P6" draw:layer="layout" svg:x1="5.875cm" svg:y1="4.65cm" svg:x2="10.326cm" svg:y2="4.65cm">
          <text:p/>
        </draw:line>
        <draw:line draw:style-name="gr8" draw:text-style-name="P7" draw:layer="layout" svg:x1="5.936cm" svg:y1="5.653cm" svg:x2="10.387cm" svg:y2="5.653cm">
          <text:p/>
        </draw:line>
        <draw:line draw:style-name="gr8" draw:text-style-name="P7" draw:layer="layout" svg:x1="5.861cm" svg:y1="6.606cm" svg:x2="10.312cm" svg:y2="6.606cm">
          <text:p/>
        </draw:line>
        <draw:frame draw:style-name="gr5" draw:text-style-name="P4" draw:layer="layout" svg:width="0.558cm" svg:height="0.725cm" svg:x="5.26cm" svg:y="4.229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5.345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5.345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6.278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6.278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222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508cm" svg:y="9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195cm" svg:y1="11.474cm" svg:x2="9.42cm" svg:y2="11.474cm">
          <text:p/>
        </draw:line>
        <draw:frame draw:style-name="gr5" draw:text-style-name="P4" draw:layer="layout" svg:width="0.555cm" svg:height="0.725cm" svg:x="10.475cm" svg:y="9.892cm">
          <draw:text-box>
            <text:p><text:span text:style-name="T2">A</text:span></text:p>
          </draw:text-box>
        </draw:frame>
        <draw:line draw:style-name="gr7" draw:text-style-name="P6" draw:layer="layout" svg:x1="5.905cm" svg:y1="10.313cm" svg:x2="10.356cm" svg:y2="10.313cm">
          <text:p/>
        </draw:line>
        <draw:line draw:style-name="gr8" draw:text-style-name="P7" draw:layer="layout" svg:x1="5.966cm" svg:y1="11.316cm" svg:x2="10.417cm" svg:y2="11.316cm">
          <text:p/>
        </draw:line>
        <draw:line draw:style-name="gr8" draw:text-style-name="P7" draw:layer="layout" svg:x1="5.891cm" svg:y1="12.269cm" svg:x2="10.342cm" svg:y2="12.269cm">
          <text:p/>
        </draw:line>
        <draw:frame draw:style-name="gr5" draw:text-style-name="P4" draw:layer="layout" svg:width="0.558cm" svg:height="0.725cm" svg:x="5.26cm" svg:y="9.89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1.00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1.00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1.94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1.94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4.075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9.361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048cm" svg:y1="17.224cm" svg:x2="9.273cm" svg:y2="17.224cm">
          <text:p/>
        </draw:line>
        <draw:frame draw:style-name="gr5" draw:text-style-name="P4" draw:layer="layout" svg:width="0.555cm" svg:height="0.725cm" svg:x="10.475cm" svg:y="15.642cm">
          <draw:text-box>
            <text:p><text:span text:style-name="T2">A</text:span></text:p>
          </draw:text-box>
        </draw:frame>
        <draw:line draw:style-name="gr7" draw:text-style-name="P6" draw:layer="layout" svg:x1="5.758cm" svg:y1="16.063cm" svg:x2="10.209cm" svg:y2="16.063cm">
          <text:p/>
        </draw:line>
        <draw:line draw:style-name="gr8" draw:text-style-name="P7" draw:layer="layout" svg:x1="5.819cm" svg:y1="17.066cm" svg:x2="10.208cm" svg:y2="17.066cm">
          <text:p/>
        </draw:line>
        <draw:line draw:style-name="gr8" draw:text-style-name="P7" draw:layer="layout" svg:x1="5.744cm" svg:y1="18.019cm" svg:x2="10.195cm" svg:y2="18.019cm">
          <text:p/>
        </draw:line>
        <draw:frame draw:style-name="gr5" draw:text-style-name="P4" draw:layer="layout" svg:width="0.558cm" svg:height="0.725cm" svg:x="5.26cm" svg:y="15.642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10.475cm" svg:y="16.758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5.26cm" svg:y="16.758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10.475cm" svg:y="17.691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5.26cm" svg:y="17.691cm">
          <draw:text-box>
            <text:p><text:span text:style-name="T2">3</text:span></text:p>
          </draw:text-box>
        </draw:frame>
        <draw:custom-shape draw:style-name="gr1" draw:text-style-name="P1" draw:layer="layout" svg:width="2.504cm" svg:height="4.731cm" svg:x="16.493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779cm" svg:y="3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66cm" svg:y1="5.812cm" svg:x2="21.691cm" svg:y2="5.812cm">
          <text:p/>
        </draw:line>
        <draw:frame draw:style-name="gr3" draw:text-style-name="P3" draw:layer="layout" svg:width="1.174cm" svg:height="1.183cm" svg:x="17.006cm" svg:y="2.663cm">
          <draw:text-box draw:corner-radius="0.244cm">
            <text:p><text:span text:style-name="T1">D</text:span></text:p>
          </draw:text-box>
        </draw:frame>
        <draw:frame draw:style-name="gr4" draw:text-style-name="P3" draw:layer="layout" svg:width="1.174cm" svg:height="0.929cm" svg:x="22.332cm" svg:y="2.692cm">
          <draw:text-box>
            <text:p><text:span text:style-name="T1">Z</text:span></text:p>
          </draw:text-box>
        </draw:frame>
        <draw:frame draw:style-name="gr5" draw:text-style-name="P4" draw:layer="layout" svg:width="0.555cm" svg:height="0.725cm" svg:x="22.893cm" svg:y="4.23cm">
          <draw:text-box>
            <text:p><text:span text:style-name="T2">A</text:span></text:p>
          </draw:text-box>
        </draw:frame>
        <draw:line draw:style-name="gr7" draw:text-style-name="P6" draw:layer="layout" svg:x1="18.176cm" svg:y1="4.651cm" svg:x2="22.627cm" svg:y2="4.651cm">
          <text:p/>
        </draw:line>
        <draw:line draw:style-name="gr8" draw:text-style-name="P7" draw:layer="layout" svg:x1="18.237cm" svg:y1="5.654cm" svg:x2="22.688cm" svg:y2="5.654cm">
          <text:p/>
        </draw:line>
        <draw:line draw:style-name="gr8" draw:text-style-name="P7" draw:layer="layout" svg:x1="18.162cm" svg:y1="6.607cm" svg:x2="22.613cm" svg:y2="6.607cm">
          <text:p/>
        </draw:line>
        <draw:frame draw:style-name="gr5" draw:text-style-name="P4" draw:layer="layout" svg:width="0.558cm" svg:height="0.725cm" svg:x="17.594cm" svg:y="4.23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893cm" svg:y="5.346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594cm" svg:y="5.346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893cm" svg:y="6.279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594cm" svg:y="6.279cm">
          <draw:text-box>
            <text:p><text:span text:style-name="T2">3</text:span></text:p>
          </draw:text-box>
        </draw:frame>
        <draw:frame draw:style-name="gr5" draw:text-style-name="P4" draw:layer="layout" svg:width="0.555cm" svg:height="0.725cm" svg:x="17.594cm" svg:y="7.18cm">
          <draw:text-box>
            <text:p><text:span text:style-name="T2">4</text:span></text:p>
          </draw:text-box>
        </draw:frame>
        <draw:custom-shape draw:style-name="gr1" draw:text-style-name="P1" draw:layer="layout" svg:width="2.504cm" svg:height="4.731cm" svg:x="16.382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04cm" svg:height="4.731cm" svg:x="21.668cm" svg:y="9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355cm" svg:y1="11.736cm" svg:x2="21.58cm" svg:y2="11.736cm">
          <text:p/>
        </draw:line>
        <draw:frame draw:style-name="gr5" draw:text-style-name="P4" draw:layer="layout" svg:width="0.555cm" svg:height="0.725cm" svg:x="22.782cm" svg:y="10.154cm">
          <draw:text-box>
            <text:p><text:span text:style-name="T2">A</text:span></text:p>
          </draw:text-box>
        </draw:frame>
        <draw:line draw:style-name="gr7" draw:text-style-name="P6" draw:layer="layout" svg:x1="18.065cm" svg:y1="10.575cm" svg:x2="22.516cm" svg:y2="10.575cm">
          <text:p/>
        </draw:line>
        <draw:line draw:style-name="gr8" draw:text-style-name="P7" draw:layer="layout" svg:x1="18.126cm" svg:y1="11.578cm" svg:x2="22.577cm" svg:y2="11.578cm">
          <text:p/>
        </draw:line>
        <draw:line draw:style-name="gr8" draw:text-style-name="P7" draw:layer="layout" svg:x1="18.051cm" svg:y1="12.531cm" svg:x2="22.502cm" svg:y2="12.531cm">
          <text:p/>
        </draw:line>
        <draw:frame draw:style-name="gr5" draw:text-style-name="P4" draw:layer="layout" svg:width="0.558cm" svg:height="0.725cm" svg:x="17.483cm" svg:y="10.154cm">
          <draw:text-box>
            <text:p><text:span text:style-name="T2">1</text:span></text:p>
          </draw:text-box>
        </draw:frame>
        <draw:frame draw:style-name="gr5" draw:text-style-name="P4" draw:layer="layout" svg:width="0.555cm" svg:height="0.725cm" svg:x="22.782cm" svg:y="11.27cm">
          <draw:text-box>
            <text:p><text:span text:style-name="T2">B</text:span></text:p>
          </draw:text-box>
        </draw:frame>
        <draw:frame draw:style-name="gr5" draw:text-style-name="P4" draw:layer="layout" svg:width="0.558cm" svg:height="0.725cm" svg:x="17.483cm" svg:y="11.27cm">
          <draw:text-box>
            <text:p><text:span text:style-name="T2">2</text:span></text:p>
          </draw:text-box>
        </draw:frame>
        <draw:frame draw:style-name="gr5" draw:text-style-name="P4" draw:layer="layout" svg:width="0.555cm" svg:height="0.725cm" svg:x="22.782cm" svg:y="12.203cm">
          <draw:text-box>
            <text:p><text:span text:style-name="T2">C</text:span></text:p>
          </draw:text-box>
        </draw:frame>
        <draw:frame draw:style-name="gr5" draw:text-style-name="P4" draw:layer="layout" svg:width="0.558cm" svg:height="0.725cm" svg:x="17.483cm" svg:y="12.203cm">
          <draw:text-box>
            <text:p><text:span text:style-name="T2">3</text:span></text:p>
          </draw:text-box>
        </draw:frame>
        <draw:line draw:style-name="gr7" draw:text-style-name="P6" draw:layer="layout" svg:x1="18.065cm" svg:y1="10.575cm" svg:x2="22.577cm" svg:y2="11.578cm">
          <text:p/>
        </draw:line>
        <draw:frame draw:style-name="gr5" draw:text-style-name="P4" draw:layer="layout" svg:width="0.558cm" svg:height="0.725cm" svg:x="5.26cm" svg:y="12.842cm">
          <draw:text-box>
            <text:p><text:span text:style-name="T2">4</text:span></text:p>
          </draw:text-box>
        </draw:frame>
        <draw:line draw:style-name="gr8" draw:text-style-name="P7" draw:layer="layout" svg:x1="5.891cm" svg:y1="13.17cm" svg:x2="10.341cm" svg:y2="12.269cm">
          <text:p/>
        </draw:line>
        <draw:frame draw:style-name="gr5" draw:text-style-name="P4" draw:layer="layout" svg:width="0.555cm" svg:height="0.725cm" svg:x="10.475cm" svg:y="18.592cm">
          <draw:text-box>
            <text:p><text:span text:style-name="T2">D</text:span></text:p>
          </draw:text-box>
        </draw:frame>
        <draw:frame draw:style-name="gr9" draw:text-style-name="P8" draw:layer="layout" svg:width="7.135cm" svg:height="1.379cm" svg:x="4.49cm" svg:y="0.89cm">
          <draw:text-box draw:corner-radius="0.244cm">
            <text:p><text:span text:style-name="T3">Abbildungen</text:span></text:p>
          </draw:text-box>
        </draw:frame>
        <draw:frame draw:style-name="gr9" draw:text-style-name="P9" draw:layer="layout" svg:width="7.135cm" svg:height="1.379cm" svg:x="17.655cm" svg:y="1.04cm">
          <draw:text-box draw:corner-radius="0.244cm">
            <text:p><text:span text:style-name="T4">keine</text:span><text:span text:style-name="T3"> Abbildungen</text:span></text:p>
          </draw:text-box>
        </draw:frame>
        <draw:frame draw:style-name="gr10" draw:text-style-name="P10" draw:layer="layout" svg:width="4.27cm" svg:height="0.949cm" svg:x="5.922cm" svg:y="3.44cm">
          <draw:text-box draw:corner-radius="0.244cm">
            <text:p><text:span text:style-name="T5">Bijektiv</text:span></text:p>
          </draw:text-box>
        </draw:frame>
        <draw:frame draw:style-name="gr11" draw:text-style-name="P11" draw:layer="layout" svg:width="4.269cm" svg:height="1.463cm" svg:x="5.923cm" svg:y="8.753cm">
          <draw:text-box draw:corner-radius="0.244cm">
            <text:p><text:span text:style-name="T6">Injektiv</text:span></text:p>
            <text:p><text:span text:style-name="T6">Nicht-surjektiv</text:span></text:p>
          </draw:text-box>
        </draw:frame>
        <draw:frame draw:style-name="gr11" draw:text-style-name="P11" draw:layer="layout" svg:width="4.269cm" svg:height="1.463cm" svg:x="5.923cm" svg:y="14.354cm">
          <draw:text-box draw:corner-radius="0.244cm">
            <text:p><text:span text:style-name="T6">Nicht-injektiv</text:span></text:p>
            <text:p><text:span text:style-name="T6">Surjektiv</text:span></text:p>
          </draw:text-box>
        </draw:frame>
      </draw:page>
      <draw:page draw:name="page2" draw:style-name="dp1" draw:master-page-name="Default">
        <draw:custom-shape draw:style-name="gr12" draw:text-style-name="P12" draw:layer="layout" svg:width="6.889cm" svg:height="15.886cm" svg:x="2.93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889cm" svg:height="15.886cm" svg:x="17.474cm" svg:y="3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11.111cm" svg:y1="10.987cm" svg:x2="17.233cm" svg:y2="10.987cm">
          <text:p/>
        </draw:line>
        <draw:frame draw:style-name="gr13" draw:text-style-name="P13" draw:layer="layout" svg:width="3.23cm" svg:height="3.972cm" svg:x="5.344cm" svg:y="1.631cm">
          <draw:text-box draw:corner-radius="0.244cm">
            <text:p><text:span text:style-name="T7">D</text:span></text:p>
          </draw:text-box>
        </draw:frame>
        <draw:frame draw:style-name="gr14" draw:text-style-name="P13" draw:layer="layout" svg:width="3.23cm" svg:height="2.977cm" svg:x="19.884cm" svg:y="1.631cm">
          <draw:text-box>
            <text:p><text:span text:style-name="T7">Z</text:span></text:p>
          </draw:text-box>
        </draw:frame>
        <draw:frame draw:style-name="gr15" draw:text-style-name="P14" draw:layer="layout" svg:width="1.53cm" svg:height="2.095cm" svg:x="5.954cm" svg:y="7.329cm">
          <draw:text-box>
            <text:p><text:span text:style-name="T8">1</text:span></text:p>
          </draw:text-box>
        </draw:frame>
        <draw:frame draw:style-name="gr15" draw:text-style-name="P14" draw:layer="layout" svg:width="1.53cm" svg:height="2.095cm" svg:x="5.233cm" svg:y="11.081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6.441cm" svg:y="14.208cm">
          <draw:text-box>
            <text:p><text:span text:style-name="T8">3</text:span></text:p>
          </draw:text-box>
        </draw:frame>
        <draw:frame draw:style-name="gr15" draw:text-style-name="P14" draw:layer="layout" svg:width="1.53cm" svg:height="2.095cm" svg:x="20.294cm" svg:y="7.016cm">
          <draw:text-box>
            <text:p><text:span text:style-name="T8">2</text:span></text:p>
          </draw:text-box>
        </draw:frame>
        <draw:frame draw:style-name="gr15" draw:text-style-name="P14" draw:layer="layout" svg:width="1.53cm" svg:height="2.095cm" svg:x="19.814cm" svg:y="11.081cm">
          <draw:text-box>
            <text:p><text:span text:style-name="T8">4</text:span></text:p>
          </draw:text-box>
        </draw:frame>
        <draw:frame draw:style-name="gr15" draw:text-style-name="P14" draw:layer="layout" svg:width="1.53cm" svg:height="2.095cm" svg:x="20.299cm" svg:y="14.834cm">
          <draw:text-box>
            <text:p><text:span text:style-name="T8">6</text:span></text:p>
          </draw:text-box>
        </draw:frame>
        <draw:frame draw:style-name="gr6" draw:text-style-name="P5" draw:layer="layout" svg:width="4.818cm" svg:height="3.124cm" svg:x="-5.262cm" svg:y="18.0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6" draw:text-style-name="P15" draw:layer="layout" svg:x1="10.586cm" svg:y1="11.56cm" svg:x2="16.708cm" svg:y2="11.56cm">
          <text:p/>
        </draw:lin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111111" loext:opacity="100%" style:text-outline="false" style:text-line-through-style="none" style:text-line-through-type="none" style:font-name="Cantarell1" fo:font-family="Cantarell" style:font-style-name="Regular" style:font-pitch="variable" fo:font-size="12pt" fo:language="de" fo:country="D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="Arrow_20_short" draw:marker-start-width="0.1cm" draw:marker-end="Arrow_20_short" draw:marker-end-width="0.1cm" draw:fill="none"/>
      <style:text-properties fo:font-size="9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4cm" fo:margin-bottom="0.64cm" fo:margin-left="0.64cm" fo:margin-right="0.6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10-18T11:29:41.689248762</dc:date>
    <meta:editing-duration>PT1H27M28S</meta:editing-duration>
    <meta:editing-cycles>8</meta:editing-cycles>
    <meta:generator>LibreOffice/7.3.6.2$Linux_X86_64 LibreOffice_project/30$Build-2</meta:generator>
    <meta:document-statistic meta:object-count="88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